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>12,5</text:p>
          </table:table-cell>
          <table:table-cell table:style-name="ce7" table:formula="of:=SUM([.F4];[.I4];[.L4];[.O4];[.R4];[.U4];[.X4];[.AA4];[.AD4])" office:value-type="float" office:value="35" calcext:value-type="float">
            <text:p>35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3.5" calcext:value-type="float">
            <text:p>13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41.5" calcext:value-type="float">
            <text:p>41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30.5" calcext:value-type="float">
            <text:p>30,5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3T18:36:17.848000000</dc:date>
    <meta:editing-cycles>59</meta:editing-cycles>
    <meta:editing-duration>PT4H6M12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